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sans-serif" svg:font-family="sans-serif, Arial, Verdana, 'Trebuchet MS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paragraph-rsid="001d035c"/>
    </style:style>
    <style:style style:name="P2" style:family="paragraph" style:parent-style-name="Standard">
      <style:text-properties officeooo:paragraph-rsid="001db888"/>
    </style:style>
    <style:style style:name="P3" style:family="paragraph" style:parent-style-name="Standard">
      <style:text-properties fo:font-variant="normal" fo:text-transform="none" fo:color="#333333" style:text-line-through-style="none" style:text-line-through-type="none" style:font-name="sans-serif" fo:font-size="9.75pt" fo:letter-spacing="normal" fo:font-style="normal" style:text-underline-style="none" fo:font-weight="normal" officeooo:rsid="001db888" officeooo:paragraph-rsid="001db888" style:text-blinking="false" fo:background-color="transparent"/>
    </style:style>
    <style:style style:name="P4" style:family="paragraph" style:parent-style-name="Standard">
      <style:text-properties officeooo:paragraph-rsid="001f28ef"/>
    </style:style>
    <style:style style:name="P5" style:family="paragraph" style:parent-style-name="Standard">
      <style:text-properties officeooo:rsid="001f28ef" officeooo:paragraph-rsid="001f28ef"/>
    </style:style>
    <style:style style:name="P6" style:family="paragraph" style:parent-style-name="Standard">
      <style:text-properties officeooo:rsid="001f6dbd" officeooo:paragraph-rsid="001f6dbd"/>
    </style:style>
    <style:style style:name="P7" style:family="paragraph" style:parent-style-name="Standard">
      <style:text-properties fo:font-variant="normal" fo:text-transform="none" fo:color="#000000" style:text-line-through-style="none" style:text-line-through-type="none" style:font-name="Arial" fo:font-size="10.5pt" fo:letter-spacing="normal" fo:font-style="normal" style:text-underline-style="none" fo:font-weight="normal" officeooo:rsid="00206e67" officeooo:paragraph-rsid="00206e67" style:text-blinking="false" fo:background-color="transparent"/>
    </style:style>
    <style:style style:name="P8" style:family="paragraph" style:parent-style-name="Standard">
      <style:text-properties fo:font-variant="normal" fo:text-transform="none" fo:color="#000000" style:text-line-through-style="none" style:text-line-through-type="none" style:font-name="Arial" fo:font-size="10.5pt" fo:letter-spacing="normal" fo:font-style="normal" style:text-underline-style="none" fo:font-weight="normal" officeooo:rsid="0016c8df" officeooo:paragraph-rsid="001f28ef" style:text-blinking="false" fo:background-color="transparent"/>
    </style:style>
    <style:style style:name="P9" style:family="paragraph" style:parent-style-name="Standard">
      <style:text-properties officeooo:rsid="00250c84" officeooo:paragraph-rsid="00250c84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normal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normal" officeooo:rsid="0016c8df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normal" officeooo:rsid="001c08a1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normal" officeooo:rsid="00221b57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normal" officeooo:rsid="002364f2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ize="10.5pt" fo:letter-spacing="normal" fo:font-style="normal" style:text-underline-style="none" fo:font-weight="normal" style:text-blinking="false" fo:background-color="transparent" loext:char-shading-value="0"/>
    </style:style>
    <style:style style:name="T7" style:family="text">
      <style:text-properties fo:font-variant="normal" fo:text-transform="none" fo:color="#000000" style:text-line-through-style="none" style:text-line-through-type="none" style:font-name="Arial" fo:font-size="10.5pt" fo:letter-spacing="normal" fo:font-style="normal" style:text-underline-style="none" fo:font-weight="normal" officeooo:rsid="0016c8df" style:text-blinking="false" fo:background-color="transparent" loext:char-shading-value="0"/>
    </style:style>
    <style:style style:name="T8" style:family="text">
      <style:text-properties fo:font-variant="normal" fo:text-transform="none" fo:color="#000000" style:text-line-through-style="none" style:text-line-through-type="none" style:font-name="Arial" fo:font-size="10.5pt" fo:letter-spacing="normal" fo:font-style="normal" style:text-underline-style="none" fo:font-weight="normal" officeooo:rsid="00221b57" style:text-blinking="false" fo:background-color="transparent" loext:char-shading-value="0"/>
    </style:style>
    <style:style style:name="T9" style:family="text">
      <style:text-properties fo:font-variant="normal" fo:text-transform="none" fo:color="#333333" style:text-line-through-style="none" style:text-line-through-type="none" style:font-name="Arial" fo:font-size="10.5pt" fo:letter-spacing="normal" fo:font-style="normal" style:text-underline-style="none" fo:font-weight="normal" officeooo:rsid="0016c8df" style:text-blinking="false" fo:background-color="transparent" loext:char-shading-value="0"/>
    </style:style>
    <style:style style:name="T10" style:family="text">
      <style:text-properties fo:font-variant="normal" fo:text-transform="none" fo:color="#333333" style:text-line-through-style="none" style:text-line-through-type="none" style:font-name="Arial" fo:font-size="10.5pt" fo:letter-spacing="normal" fo:font-style="normal" style:text-underline-style="solid" style:text-underline-width="auto" style:text-underline-color="font-color" fo:font-weight="normal" officeooo:rsid="0016c8df" style:text-blinking="false" fo:background-color="transparent" loext:char-shading-value="0"/>
    </style:style>
    <style:style style:name="T11" style:family="text">
      <style:text-properties fo:font-variant="normal" fo:text-transform="none" fo:color="#333333" style:text-line-through-style="none" style:text-line-through-type="none" style:font-name="sans-serif" fo:font-size="9.75pt" fo:letter-spacing="normal" fo:font-style="normal" style:text-underline-style="none" fo:font-weight="normal" officeooo:rsid="0016c8df" style:text-blinking="false" fo:background-color="transparent" loext:char-shading-value="0"/>
    </style:style>
    <style:style style:name="T12" style:family="text">
      <style:text-properties fo:font-variant="normal" fo:text-transform="none" fo:color="#333333" style:text-line-through-style="none" style:text-line-through-type="none" style:font-name="sans-serif" fo:font-size="9.75pt" fo:letter-spacing="normal" fo:font-style="normal" style:text-underline-style="none" fo:font-weight="normal" officeooo:rsid="001d035c" style:text-blinking="false" fo:background-color="transparent" loext:char-shading-value="0"/>
    </style:style>
    <style:style style:name="T13" style:family="text">
      <style:text-properties fo:font-variant="normal" fo:text-transform="none" fo:color="#333333" style:text-line-through-style="none" style:text-line-through-type="none" style:font-name="sans-serif" fo:font-size="9.75pt" fo:letter-spacing="normal" fo:font-style="normal" style:text-underline-style="none" fo:font-weight="normal" officeooo:rsid="001db888" style:text-blinking="false" fo:background-color="transparent" loext:char-shading-value="0"/>
    </style:style>
    <style:style style:name="T14" style:family="text">
      <style:text-properties fo:font-variant="normal" fo:text-transform="none" fo:color="#333333" style:text-line-through-style="none" style:text-line-through-type="none" style:font-name="sans-serif" fo:font-size="9.75pt" fo:letter-spacing="normal" fo:font-style="normal" style:text-underline-style="none" fo:font-weight="normal" officeooo:rsid="001e778f" style:text-blinking="false" fo:background-color="transparent" loext:char-shading-value="0"/>
    </style:style>
    <style:style style:name="T15" style:family="text">
      <style:text-properties fo:font-variant="normal" fo:text-transform="none" fo:color="#333333" style:text-line-through-style="none" style:text-line-through-type="none" style:font-name="sans-serif" fo:font-size="9.75pt" fo:letter-spacing="normal" fo:font-style="normal" style:text-underline-style="solid" style:text-underline-width="auto" style:text-underline-color="font-color" fo:font-weight="normal" officeooo:rsid="0016c8df" style:text-blinking="false" fo:background-color="transparent" loext:char-shading-value="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T1">[projet_infos.lastname;strconv=no]</text:span></text:p>
      <text:p text:style-name="Standard">[projet_infos.description;strconv=no]</text:p>
      <text:p text:style-name="P5"><text:span text:style-name="T2">L</text:span><text:span text:style-name="T1">e [date;strconv=no]</text:span></text:p>
      <text:p text:style-name="P6"><text:span text:style-name="T7">d</text:span><text:span text:style-name="T6">ate + 15 jours : [date_15;strconv=no]</text:span></text:p>
      <text:p text:style-name="P7">Date mise à jour étape : [date_maj_etape;strconv=no]</text:p>
      <text:p text:style-name="P8"/>
      <text:p text:style-name="P4"><text:span text:style-name="T11">A l'attention du service paiement / tiers payant de la mutuelle [mutuelle_nom;strconv=no]</text:span><text:span text:style-name="T2"><text:line-break/><text:line-break/></text:span><text:span text:style-name="T11">Madame, Monsieur,</text:span><text:span text:style-name="T2"><text:line-break/><text:line-break/><text:line-break/></text:span><text:span text:style-name="T11">Inquiet de ne pas retrouver dans nos livres comptables certains 1/3 payant je me permets de vous revenir vers vous.</text:span><text:span text:style-name="T2"><text:line-break/></text:span><text:span text:style-name="T11">Vous trouverez ci-dessous les informations relatives au patient/ tiers payant non effectué :</text:span><text:span text:style-name="T2"><text:line-break/><text:line-break/><text:line-break/></text:span><text:span text:style-name="T11">Concerne : [client_nom;strconv=no]</text:span><text:span text:style-name="T2"><text:line-break/></text:span><text:span text:style-name="T11">Adresse </text:span><text:span text:style-name="T12">complète </text:span><text:span text:style-name="T11">: [client_adresse;strconv=no]</text:span></text:p>
      <text:p text:style-name="P1"><text:span text:style-name="T12">cp : </text:span>[client_adresse_cp;strconv=no]</text:p>
      <text:p text:style-name="P2"><text:span text:style-name="T12">ville : </text:span>[client_adresse_ville;strconv=no]<text:span text:style-name="T2"><text:line-break/></text:span><text:span text:style-name="T11">NISS : [client_niss;strconv=no]</text:span><text:span text:style-name="T2"><text:line-break/></text:span><text:span text:style-name="T11">Mutuelle : [mutuelle_nom;strconv=no]</text:span></text:p>
      <text:p text:style-name="P3">Adresse complète mutuelle : [mutuelle_adresse;strconv=no]</text:p>
      <text:p text:style-name="P2"><text:span text:style-name="T13">mutuelle cp : </text:span><text:span text:style-name="T14">[mutuelle_adresse_cp;strconv=no]</text:span></text:p>
      <text:p text:style-name="P2"><text:span text:style-name="T13">mutuelle ville : </text:span>[mutuelle_adresse_ville;strconv=no]<text:span text:style-name="T2"><text:line-break/></text:span><text:span text:style-name="T11">Numéro d'adhérent à la Mutuelle : [client_numero_adherent;strconv=no]</text:span><text:span text:style-name="T2"><text:line-break/></text:span><text:span text:style-name="T11">Nomenclature : [nomenclature_numero;strconv=no] [nomenclature_description;strconv=no]</text:span><text:span text:style-name="T2"><text:line-break/><text:line-break/><text:line-break/></text:span><text:span text:style-name="T11">Alexandre GERVY COTIN</text:span><text:span text:style-name="T2"><text:line-break/></text:span><text:span text:style-name="T11">Audicien conventionné INAMI 6-71-652-73-700</text:span><text:span text:style-name="T2"><text:line-break/></text:span><text:span text:style-name="T11">Maison de l’appareil auditif, 125 boulevard Anspach, Bruxelles 1000</text:span><text:span text:style-name="T2"><text:line-break/></text:span><text:span text:style-name="T15">02.588.05.09</text:span><text:span text:style-name="T2"><text:line-break/><text:line-break/><text:line-break/></text:span><text:span text:style-name="T15">Numéro de compte IBAN</text:span><text:span text:style-name="T11">: BE78 0688 9320 1386</text:span><text:span text:style-name="T2"><text:line-break/></text:span><text:span text:style-name="T15">Nom associé:</text:span><text:span text:style-name="T9"> </text:span><text:span text:style-name="T11">AGC AUDIO</text:span><text:span text:style-name="T2"><text:line-break/><text:line-break/></text:span><text:span text:style-name="T3">factures </text:span><text:span text:style-name="T11">numeros : [ref_factures;strconv=no]</text:span><text:span text:style-name="T2"><text:line-break/></text:span><text:span text:style-name="T11">montant total : [factures_montant_total;strconv=no]</text:span><text:span text:style-name="T2"><text:line-break/></text:span><text:span text:style-name="T11">Total TTC restant : [factures_total_ttc_restant;strconv=no]</text:span><text:span text:style-name="T2"><text:line-break/><text:line-break/></text:span><text:span text:style-name="T3">cautions </text:span><text:span text:style-name="T11">numeros : [ref_cautions;strconv=no]</text:span><text:span text:style-name="T2"><text:line-break/></text:span><text:span text:style-name="T11">montant total : [cautions_montant_total;strconv=no]</text:span><text:span text:style-name="T2"><text:line-break/></text:span><text:span text:style-name="T11">Total TTC restant : [cautions_total_ttc_restant;strconv=no]</text:span><text:span text:style-name="T2"><text:line-break/><text:line-break/></text:span><text:span text:style-name="T11">PS : Vous trouverez accompagné à cette lettre,</text:span><text:span text:style-name="T10"> </text:span><text:span text:style-name="T15">la copie de l'annexe 12 certifiée conforme </text:span><text:span text:style-name="T11">; Le document original ayant déjà été envoyé par voie postale lors de notre demande initial de 1/3 payant</text:span><text:span text:style-name="T2"><text:line-break/></text:span><text:span text:style-name="T11">PS : En concertation avec les mutuelles nous avons mise en place ce syteme de relances informatique. Ceci est un mail semi-automatique ; si vous avez déjà fait le necessaire veuillez nous excuser pour la présente relance,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sans-serif" svg:font-family="sans-serif, Arial, Verdana, 'Trebuchet MS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7T16:12:58.388670589</meta:creation-date>
    <dc:date>2016-05-31T13:45:56.644740639</dc:date>
    <meta:editing-duration>PT2H38M4S</meta:editing-duration>
    <meta:editing-cycles>27</meta:editing-cycles>
    <meta:generator>LibreOffice/5.0.2.2$Linux_X86_64 LibreOffice_project/00m0$Build-2</meta:generator>
    <meta:document-statistic meta:table-count="0" meta:image-count="0" meta:object-count="0" meta:page-count="1" meta:paragraph-count="11" meta:word-count="233" meta:character-count="1992" meta:non-whitespace-character-count="1758"/>
  </office:meta>
</office:document-meta>
</file>